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388f90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388f90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88f90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2de73c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1" style:family="paragraph" style:parent-style-name="UrbanBody">
      <style:text-properties style:font-name="Arial" fo:font-size="11pt" fo:language="fr" fo:country="BE" officeooo:paragraph-rsid="002de73c" style:font-size-asian="11pt" style:font-name-complex="Calibri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388f90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88f90" style:font-size-asian="10pt" style:font-size-complex="10pt"/>
    </style:style>
    <style:style style:name="P14" style:family="paragraph" style:parent-style-name="UrbanBody">
      <style:text-properties fo:font-variant="normal" fo:text-transform="none" style:use-window-font-color="true" style:font-name="Arial" fo:font-size="11pt" fo:font-style="normal" fo:font-weight="normal" officeooo:rsid="0040216c" officeooo:paragraph-rsid="003120c3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ba7ef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bda3c"/>
    </style:style>
    <style:style style:name="T6" style:family="text">
      <style:text-properties fo:language="fr" fo:country="BE" style:font-name-complex="Calibri"/>
    </style:style>
    <style:style style:name="T7" style:family="text">
      <style:text-properties fo:language="fr" fo:country="BE" officeooo:rsid="002de73c" style:font-name-complex="Calibri"/>
    </style:style>
    <style:style style:name="T8" style:family="text">
      <style:text-properties fo:language="fr" fo:country="BE" fo:background-color="transparent" loext:char-shading-value="0" style:font-name-complex="Arial"/>
    </style:style>
    <style:style style:name="T9" style:family="text">
      <style:text-properties fo:language="fr" fo:country="BE" officeooo:rsid="003437cd" fo:background-color="transparent" loext:char-shading-value="0" style:font-name-complex="Arial"/>
    </style:style>
    <style:style style:name="T10" style:family="text">
      <style:text-properties style:font-name-complex="Arial"/>
    </style:style>
    <style:style style:name="T11" style:family="text">
      <style:text-properties style:font-name-complex="Calibri"/>
    </style:style>
    <style:style style:name="T12" style:family="text">
      <style:text-properties officeooo:rsid="002de73c" style:font-name-complex="Calibri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officeooo:rsid="00318bbc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normal" style:font-size-asian="10pt" style:font-style-asian="normal" style:font-size-complex="10pt" style:font-style-complex="normal"/>
    </style:style>
    <style:style style:name="T19" style:family="text">
      <style:text-properties fo:font-size="10pt" fo:font-style="normal" officeooo:rsid="00463a5b" style:font-size-asian="10pt" style:font-style-asian="normal" style:font-size-complex="10pt" style:font-style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3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5"><text:span text:style-name="T17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18">Import depuis </text:span><text:span text:style-name="T19">arne</text:span><text:span text:style-name="T18">.odt</text:span></text:p>
            <text:p text:style-name="P15"><text:span text:style-name="T18"/></text:p>
            <text:p text:style-name="P4">RECOMMANDÉ</text:p>
          </table:table-cell>
        </table:table-row>
      </table:table>
      <text:p text:style-name="P2"/>
      <text:p text:style-name="P3">Transmis <text:span text:style-name="T5">de la demande de plans modificatifs</text:span></text:p>
      <text:p text:style-name="P1"/>
      <text:p text:style-name="P6"/>
      <text:p text:style-name="P14"/>
      <text:p text:style-name="P7"/>
      <text:p text:style-name="P8"><office:annotation><dc:creator>Gauthier Bastien</dc:creator><dc:date>2011-02-16T16:12:24</dc:date><text:p text:style-name="P16">do text if self.hasMultipleApplicants()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6">do text if self.hasSingleApplicant()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14">Monsieur le Fonctionnaire technique</text:span>,</text:p>
      <text:p text:style-name="P8"/>
      <text:p text:style-name="P11">Dans le cadre de la demande dont question sous rubrique, vous trouverez, en annexe, une copie du courrier envoyé, au demandeur, conformément à l’article 93 §3 du décret relatif au permis d’environnement du 11 mars 1999.</text:p>
      <text:p text:style-name="P9"/>
      <text:p text:style-name="P9"><text:span text:style-name="T6">Je vous informe qu’en séance du </text:span><text:span text:style-name="T8"><text:text-input text:description="Permis de bâtir-Date du dernier rapport de collège">licence_view.format_date(self.getLastAcknowledgment().getDecisionDate())</text:text-input></text:span><text:span text:style-name="T8"><text:s/></text:span><text:span text:style-name="T9">le </text:span><text:span text:style-name="T6">Collège communal a pris connaissance du rapport de synthèse refusant à ce stade le permis </text:span><text:span text:style-name="T7">unique</text:span><text:span text:style-name="T6"> et invite le demandeur à introduire auprès de l’autorité compétente, </text:span><text:span text:style-name="T10">des plans modificatifs ainsi qu'une notice corollaire permettant de remédier aux différents manquements soulevés </text:span><text:span text:style-name="T11">par l</text:span><text:span text:style-name="T12">es services techniques.</text:span></text:p>
      <text:p text:style-name="P10"/>
      <text:p text:style-name="P10">Nous vous en souhaitons bonne réception et nous vous prions d'agréer, <text:span text:style-name="T14">Monsieur le Fonctionnaire technique</text:span>, nos salutations distinguées.</text:p>
      <text:p text:style-name="P10"/>
      <text:p text:style-name="P10"><office:annotation><dc:creator>Gauthier Bastien</dc:creator><dc:date>2011-01-13T14:56:41</dc:date><text:p text:style-name="P16">do text</text:p><text:p text:style-name="P16">from document(at=signatures, format='odt')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8:25.887353654</dc:date>
    <dc:language>fr-FR</dc:language>
    <meta:editing-cycles>117</meta:editing-cycles>
    <meta:editing-duration>P1DT9H33M50S</meta:editing-duration>
    <meta:document-statistic meta:table-count="1" meta:image-count="0" meta:object-count="0" meta:page-count="1" meta:paragraph-count="14" meta:word-count="164" meta:character-count="1211" meta:non-whitespace-character-count="1078"/>
    <meta:user-defined meta:name="Info 1"/>
    <meta:user-defined meta:name="Info 2"/>
    <meta:user-defined meta:name="Info 3"/>
    <meta:user-defined meta:name="Info 4"/>
  </office:meta>
</office:document-meta>
</file>